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0cm" fo:min-width="0.398cm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0.766cm" fo:min-width="2.548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.747cm" svg:y1="1.17cm" svg:x2="7.747cm" svg:y2="1.678cm">
          <text:p/>
        </draw:line>
        <draw:custom-shape draw:style-name="gr2" draw:text-style-name="P2" draw:layer="layout" svg:width="1.27cm" svg:height="0.254cm" svg:x="7.112cm" svg:y="1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947cm" svg:y1="1.17cm" svg:x2="5.947cm" svg:y2="1.678cm">
          <text:p/>
        </draw:line>
        <draw:custom-shape draw:style-name="gr2" draw:text-style-name="P2" draw:layer="layout" svg:width="1.27cm" svg:height="0.254cm" svg:x="5.334cm" svg:y="1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048cm" svg:height="1.016cm" svg:x="5.334cm" svg:y="1.524cm">
          <text:p text:style-name="P2">UAV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Lucida Sans Unicode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693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elson Nazzicari</meta:initial-creator>
    <meta:creation-date>2025-09-04T14:37:22.931621397</meta:creation-date>
    <meta:generator>LibreOffice/6.4.7.2$Linux_X86_64 LibreOffice_project/40$Build-2</meta:generator>
    <dc:date>2025-09-04T14:41:28.296159895</dc:date>
    <dc:creator>Nelson Nazzicari</dc:creator>
    <meta:editing-duration>PT4M5S</meta:editing-duration>
    <meta:editing-cycles>2</meta:editing-cycles>
    <meta:document-statistic meta:object-count="5"/>
  </office:meta>
</office:document-meta>
</file>